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Query_20_res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Query result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Jours</text:p>
          </table:table-cell>
          <table:table-cell office:value-type="string">
            <text:p>Revenu</text:p>
          </table:table-cell>
          <table:table-cell office:value-type="string">
            <text:p>Commandes</text:p>
          </table:table-cell>
          <table:table-cell table:number-columns-repeated="1021"/>
        </table:table-row>
        <table:table-row table:style-name="ro1">
          <table:table-cell office:value-type="string">
            <text:p>2020-11-20T00:00:00.000+01:00</text:p>
          </table:table-cell>
          <table:table-cell office:value-type="float" office:value="1684.1">
            <text:p>1684,1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2020-11-21T00:00:00.000+01:00</text:p>
          </table:table-cell>
          <table:table-cell office:value-type="float" office:value="279">
            <text:p>27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11-22T00:00:00.000+01:00</text:p>
          </table:table-cell>
          <table:table-cell office:value-type="float" office:value="190.8">
            <text:p>190,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0-11-23T00:00:00.000+01:00</text:p>
          </table:table-cell>
          <table:table-cell office:value-type="float" office:value="1148.4">
            <text:p>1148,4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2020-11-24T00:00:00.000+01:00</text:p>
          </table:table-cell>
          <table:table-cell office:value-type="float" office:value="984">
            <text:p>984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2020-11-25T00:00:00.000+01:00</text:p>
          </table:table-cell>
          <table:table-cell office:value-type="float" office:value="1266">
            <text:p>1266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2020-11-26T00:00:00.000+01:00</text:p>
          </table:table-cell>
          <table:table-cell office:value-type="float" office:value="713.4">
            <text:p>713,4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2020-11-27T00:00:00.000+01:00</text:p>
          </table:table-cell>
          <table:table-cell office:value-type="float" office:value="2264.4">
            <text:p>2264,4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 office:value-type="string">
            <text:p>2020-11-28T00:00:00.000+01:00</text:p>
          </table:table-cell>
          <table:table-cell office:value-type="float" office:value="3442.8">
            <text:p>3442,8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string">
            <text:p>2020-11-29T00:00:00.000+01:00</text:p>
          </table:table-cell>
          <table:table-cell office:value-type="float" office:value="900">
            <text:p>900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string">
            <text:p>2020-11-30T00:00:00.000+01:00</text:p>
          </table:table-cell>
          <table:table-cell office:value-type="float" office:value="977.4">
            <text:p>977,4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2020-12-01T00:00:00.000+01:00</text:p>
          </table:table-cell>
          <table:table-cell office:value-type="float" office:value="7422">
            <text:p>7422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 office:value-type="string">
            <text:p>2020-12-02T00:00:00.000+01:00</text:p>
          </table:table-cell>
          <table:table-cell office:value-type="float" office:value="3572.7">
            <text:p>3572,7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2020-12-03T00:00:00.000+01:00</text:p>
          </table:table-cell>
          <table:table-cell office:value-type="float" office:value="810.6">
            <text:p>810,6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string">
            <text:p>2020-12-04T00:00:00.000+01:00</text:p>
          </table:table-cell>
          <table:table-cell office:value-type="float" office:value="1307.6">
            <text:p>1307,6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2020-12-05T00:00:00.000+01:00</text:p>
          </table:table-cell>
          <table:table-cell office:value-type="float" office:value="1042.8">
            <text:p>1042,8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2020-12-07T00:00:00.000+01:00</text:p>
          </table:table-cell>
          <table:table-cell office:value-type="float" office:value="1608">
            <text:p>1608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 office:value-type="string">
            <text:p>2020-12-08T00:00:00.000+01:00</text:p>
          </table:table-cell>
          <table:table-cell office:value-type="float" office:value="563.1">
            <text:p>563,1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2020-12-09T00:00:00.000+01:00</text:p>
          </table:table-cell>
          <table:table-cell office:value-type="float" office:value="1353.6">
            <text:p>1353,6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2020-12-10T00:00:00.000+01:00</text:p>
          </table:table-cell>
          <table:table-cell office:value-type="float" office:value="1245.9">
            <text:p>1245,9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 office:value-type="string">
            <text:p>2020-12-11T00:00:00.000+01:00</text:p>
          </table:table-cell>
          <table:table-cell office:value-type="float" office:value="478.8">
            <text:p>478,8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2020-12-12T00:00:00.000+01:00</text:p>
          </table:table-cell>
          <table:table-cell office:value-type="float" office:value="244.8">
            <text:p>244,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0-12-13T00:00:00.000+01:00</text:p>
          </table:table-cell>
          <table:table-cell office:value-type="float" office:value="1610.1">
            <text:p>1610,1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2020-12-14T00:00:00.000+01:00</text:p>
          </table:table-cell>
          <table:table-cell office:value-type="float" office:value="2392.2">
            <text:p>2392,2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2020-12-15T00:00:00.000+01:00</text:p>
          </table:table-cell>
          <table:table-cell office:value-type="float" office:value="967.8">
            <text:p>967,8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2020-12-16T00:00:00.000+01:00</text:p>
          </table:table-cell>
          <table:table-cell office:value-type="float" office:value="670.2">
            <text:p>670,2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2020-12-17T00:00:00.000+01:00</text:p>
          </table:table-cell>
          <table:table-cell office:value-type="float" office:value="143.2">
            <text:p>143,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0-12-18T00:00:00.000+01:00</text:p>
          </table:table-cell>
          <table:table-cell office:value-type="float" office:value="788.4">
            <text:p>788,4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 office:value-type="string">
            <text:p>2020-12-19T00:00:00.000+01:00</text:p>
          </table:table-cell>
          <table:table-cell office:value-type="float" office:value="1844.1">
            <text:p>1844,1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string">
            <text:p>2021-01-14T00:00:00.000+01:00</text:p>
          </table:table-cell>
          <table:table-cell office:value-type="float" office:value="214">
            <text:p>21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1-01-15T00:00:00.000+01:00</text:p>
          </table:table-cell>
          <table:table-cell office:value-type="float" office:value="775.5">
            <text:p>775,5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string">
            <text:p>2021-01-19T00:00:00.000+01:00</text:p>
          </table:table-cell>
          <table:table-cell office:value-type="float" office:value="599">
            <text:p>599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2021-01-20T00:00:00.000+01:00</text:p>
          </table:table-cell>
          <table:table-cell office:value-type="float" office:value="4033">
            <text:p>4033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2021-01-21T00:00:00.000+01:00</text:p>
          </table:table-cell>
          <table:table-cell office:value-type="float" office:value="2677.5">
            <text:p>2677,5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2021-01-22T00:00:00.000+01:00</text:p>
          </table:table-cell>
          <table:table-cell office:value-type="float" office:value="2726">
            <text:p>2726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2021-01-23T00:00:00.000+01:00</text:p>
          </table:table-cell>
          <table:table-cell office:value-type="float" office:value="511.5">
            <text:p>511,5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2021-01-24T00:00:00.000+01:00</text:p>
          </table:table-cell>
          <table:table-cell office:value-type="float" office:value="307.5">
            <text:p>307,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1-25T00:00:00.000+01:00</text:p>
          </table:table-cell>
          <table:table-cell office:value-type="float" office:value="452.5">
            <text:p>452,5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2021-01-26T00:00:00.000+01:00</text:p>
          </table:table-cell>
          <table:table-cell office:value-type="float" office:value="4163.5">
            <text:p>4163,5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string">
            <text:p>2021-01-27T00:00:00.000+01:00</text:p>
          </table:table-cell>
          <table:table-cell office:value-type="float" office:value="1583">
            <text:p>1583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2021-01-28T00:00:00.000+01:00</text:p>
          </table:table-cell>
          <table:table-cell office:value-type="float" office:value="5815">
            <text:p>5815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 office:value-type="string">
            <text:p>2021-01-29T00:00:00.000+01:00</text:p>
          </table:table-cell>
          <table:table-cell office:value-type="float" office:value="1075.5">
            <text:p>1075,5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2021-01-30T00:00:00.000+01:00</text:p>
          </table:table-cell>
          <table:table-cell office:value-type="float" office:value="1372.5">
            <text:p>1372,5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2021-02-01T00:00:00.000+01:00</text:p>
          </table:table-cell>
          <table:table-cell office:value-type="float" office:value="1377">
            <text:p>1377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2021-02-02T00:00:00.000+01:00</text:p>
          </table:table-cell>
          <table:table-cell office:value-type="float" office:value="2278">
            <text:p>2278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 office:value-type="string">
            <text:p>2021-02-03T00:00:00.000+01:00</text:p>
          </table:table-cell>
          <table:table-cell office:value-type="float" office:value="2068.5">
            <text:p>2068,5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 office:value-type="string">
            <text:p>2021-02-04T00:00:00.000+01:00</text:p>
          </table:table-cell>
          <table:table-cell office:value-type="float" office:value="459.5">
            <text:p>459,5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2021-02-05T00:00:00.000+01:00</text:p>
          </table:table-cell>
          <table:table-cell office:value-type="float" office:value="1802">
            <text:p>1802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2021-02-06T00:00:00.000+01:00</text:p>
          </table:table-cell>
          <table:table-cell office:value-type="float" office:value="963">
            <text:p>963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2021-02-08T00:00:00.000+01:00</text:p>
          </table:table-cell>
          <table:table-cell office:value-type="float" office:value="973.5">
            <text:p>973,5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2021-02-09T00:00:00.000+01:00</text:p>
          </table:table-cell>
          <table:table-cell office:value-type="float" office:value="1434">
            <text:p>1434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 office:value-type="string">
            <text:p>2021-02-10T00:00:00.000+01:00</text:p>
          </table:table-cell>
          <table:table-cell office:value-type="float" office:value="2338.5">
            <text:p>2338,5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string">
            <text:p>2021-02-11T00:00:00.000+01:00</text:p>
          </table:table-cell>
          <table:table-cell office:value-type="float" office:value="1870">
            <text:p>1870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2021-02-12T00:00:00.000+01:00</text:p>
          </table:table-cell>
          <table:table-cell office:value-type="float" office:value="3073">
            <text:p>3073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 office:value-type="string">
            <text:p>2021-02-13T00:00:00.000+01:00</text:p>
          </table:table-cell>
          <table:table-cell office:value-type="float" office:value="1812.5">
            <text:p>1812,5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 office:value-type="string">
            <text:p>2021-02-15T00:00:00.000+01:00</text:p>
          </table:table-cell>
          <table:table-cell office:value-type="float" office:value="238.5">
            <text:p>238,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2-16T00:00:00.000+01:00</text:p>
          </table:table-cell>
          <table:table-cell office:value-type="float" office:value="1601.5">
            <text:p>1601,5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2021-02-17T00:00:00.000+01:00</text:p>
          </table:table-cell>
          <table:table-cell office:value-type="float" office:value="2578">
            <text:p>2578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 office:value-type="string">
            <text:p>2021-02-18T00:00:00.000+01:00</text:p>
          </table:table-cell>
          <table:table-cell office:value-type="float" office:value="1642">
            <text:p>1642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2021-02-19T00:00:00.000+01:00</text:p>
          </table:table-cell>
          <table:table-cell office:value-type="float" office:value="2411">
            <text:p>2411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 office:value-type="string">
            <text:p>2021-02-20T00:00:00.000+01:00</text:p>
          </table:table-cell>
          <table:table-cell office:value-type="float" office:value="1021">
            <text:p>1021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2021-02-22T00:00:00.000+01:00</text:p>
          </table:table-cell>
          <table:table-cell office:value-type="float" office:value="1954">
            <text:p>1954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2021-02-23T00:00:00.000+01:00</text:p>
          </table:table-cell>
          <table:table-cell office:value-type="float" office:value="842">
            <text:p>842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2021-02-24T00:00:00.000+01:00</text:p>
          </table:table-cell>
          <table:table-cell office:value-type="float" office:value="505">
            <text:p>505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2021-02-25T00:00:00.000+01:00</text:p>
          </table:table-cell>
          <table:table-cell office:value-type="float" office:value="192.5">
            <text:p>192,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2-26T00:00:00.000+01:00</text:p>
          </table:table-cell>
          <table:table-cell office:value-type="float" office:value="1434">
            <text:p>1434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2021-02-27T00:00:00.000+01:00</text:p>
          </table:table-cell>
          <table:table-cell office:value-type="float" office:value="8273.5">
            <text:p>8273,5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 office:value-type="string">
            <text:p>2021-03-01T00:00:00.000+01:00</text:p>
          </table:table-cell>
          <table:table-cell office:value-type="float" office:value="1414.5">
            <text:p>1414,5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string">
            <text:p>2021-03-03T00:00:00.000+01:00</text:p>
          </table:table-cell>
          <table:table-cell office:value-type="float" office:value="1665">
            <text:p>1665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2021-03-04T00:00:00.000+01:00</text:p>
          </table:table-cell>
          <table:table-cell office:value-type="float" office:value="1898">
            <text:p>1898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2021-03-05T00:00:00.000+01:00</text:p>
          </table:table-cell>
          <table:table-cell office:value-type="float" office:value="2459">
            <text:p>2459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 office:value-type="string">
            <text:p>2021-03-06T00:00:00.000+01:00</text:p>
          </table:table-cell>
          <table:table-cell office:value-type="float" office:value="3530.5">
            <text:p>3530,5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2021-03-08T00:00:00.000+01:00</text:p>
          </table:table-cell>
          <table:table-cell office:value-type="float" office:value="2482">
            <text:p>2482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string">
            <text:p>2021-03-09T00:00:00.000+01:00</text:p>
          </table:table-cell>
          <table:table-cell office:value-type="float" office:value="495">
            <text:p>495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2021-03-10T00:00:00.000+01:00</text:p>
          </table:table-cell>
          <table:table-cell office:value-type="float" office:value="726">
            <text:p>726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2021-03-11T00:00:00.000+01:00</text:p>
          </table:table-cell>
          <table:table-cell office:value-type="float" office:value="1929.5">
            <text:p>1929,5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2021-03-12T00:00:00.000+01:00</text:p>
          </table:table-cell>
          <table:table-cell office:value-type="float" office:value="2858">
            <text:p>2858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2021-03-13T00:00:00.000+01:00</text:p>
          </table:table-cell>
          <table:table-cell office:value-type="float" office:value="5932">
            <text:p>5932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2021-03-16T00:00:00.000+01:00</text:p>
          </table:table-cell>
          <table:table-cell office:value-type="float" office:value="76.5">
            <text:p>76,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2021-03-17T00:00:00.000+01:00</text:p>
          </table:table-cell>
          <table:table-cell office:value-type="float" office:value="2963.5">
            <text:p>2963,5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2021-03-18T00:00:00.000+01:00</text:p>
          </table:table-cell>
          <table:table-cell office:value-type="float" office:value="1778">
            <text:p>1778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 office:value-type="string">
            <text:p>2021-03-19T00:00:00.000+01:00</text:p>
          </table:table-cell>
          <table:table-cell office:value-type="float" office:value="3061">
            <text:p>3061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2021-03-20T00:00:00.000+01:00</text:p>
          </table:table-cell>
          <table:table-cell office:value-type="float" office:value="1170">
            <text:p>1170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2021-03-22T00:00:00.000+01:00</text:p>
          </table:table-cell>
          <table:table-cell office:value-type="float" office:value="1747.5">
            <text:p>1747,5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 office:value-type="string">
            <text:p>2021-03-23T00:00:00.000+01:00</text:p>
          </table:table-cell>
          <table:table-cell office:value-type="float" office:value="1038">
            <text:p>1038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2021-03-24T00:00:00.000+01:00</text:p>
          </table:table-cell>
          <table:table-cell office:value-type="float" office:value="295">
            <text:p>29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3-25T00:00:00.000+01:00</text:p>
          </table:table-cell>
          <table:table-cell office:value-type="float" office:value="1392">
            <text:p>1392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2021-03-26T00:00:00.000+01:00</text:p>
          </table:table-cell>
          <table:table-cell office:value-type="float" office:value="534">
            <text:p>534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2021-03-27T00:00:00.000+01:00</text:p>
          </table:table-cell>
          <table:table-cell office:value-type="float" office:value="287.5">
            <text:p>287,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3-29T00:00:00.000+02:00</text:p>
          </table:table-cell>
          <table:table-cell office:value-type="float" office:value="269.5">
            <text:p>269,5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2021-03-30T00:00:00.000+02:00</text:p>
          </table:table-cell>
          <table:table-cell office:value-type="float" office:value="806.5">
            <text:p>806,5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 office:value-type="string">
            <text:p>2021-03-31T00:00:00.000+02:00</text:p>
          </table:table-cell>
          <table:table-cell office:value-type="float" office:value="993">
            <text:p>993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2021-04-01T00:00:00.000+02:00</text:p>
          </table:table-cell>
          <table:table-cell office:value-type="float" office:value="2801">
            <text:p>2801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string">
            <text:p>2021-04-02T00:00:00.000+02:00</text:p>
          </table:table-cell>
          <table:table-cell office:value-type="float" office:value="2781.5">
            <text:p>2781,5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2021-04-06T00:00:00.000+02:00</text:p>
          </table:table-cell>
          <table:table-cell office:value-type="float" office:value="1789.5">
            <text:p>1789,5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string">
            <text:p>2021-04-07T00:00:00.000+02:00</text:p>
          </table:table-cell>
          <table:table-cell office:value-type="float" office:value="740.5">
            <text:p>740,5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2021-04-08T00:00:00.000+02:00</text:p>
          </table:table-cell>
          <table:table-cell office:value-type="float" office:value="1577.5">
            <text:p>1577,5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 office:value-type="string">
            <text:p>2021-04-09T00:00:00.000+02:00</text:p>
          </table:table-cell>
          <table:table-cell office:value-type="float" office:value="805.5">
            <text:p>805,5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2021-04-10T00:00:00.000+02:00</text:p>
          </table:table-cell>
          <table:table-cell office:value-type="float" office:value="585.5">
            <text:p>585,5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2021-04-12T00:00:00.000+02:00</text:p>
          </table:table-cell>
          <table:table-cell office:value-type="float" office:value="849.5">
            <text:p>849,5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string">
            <text:p>2021-04-13T00:00:00.000+02:00</text:p>
          </table:table-cell>
          <table:table-cell office:value-type="float" office:value="630">
            <text:p>630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2021-04-14T00:00:00.000+02:00</text:p>
          </table:table-cell>
          <table:table-cell office:value-type="float" office:value="5176.5">
            <text:p>5176,5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office:value-type="string">
            <text:p>2021-04-15T00:00:00.000+02:00</text:p>
          </table:table-cell>
          <table:table-cell office:value-type="float" office:value="1328">
            <text:p>1328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2021-04-16T00:00:00.000+02:00</text:p>
          </table:table-cell>
          <table:table-cell office:value-type="float" office:value="1391">
            <text:p>1391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2021-04-17T00:00:00.000+02:00</text:p>
          </table:table-cell>
          <table:table-cell office:value-type="float" office:value="1475">
            <text:p>1475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string">
            <text:p>2021-04-19T00:00:00.000+02:00</text:p>
          </table:table-cell>
          <table:table-cell office:value-type="float" office:value="926">
            <text:p>926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string">
            <text:p>2021-04-20T00:00:00.000+02:00</text:p>
          </table:table-cell>
          <table:table-cell office:value-type="float" office:value="3357">
            <text:p>3357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2021-04-21T00:00:00.000+02:00</text:p>
          </table:table-cell>
          <table:table-cell office:value-type="float" office:value="1629.5">
            <text:p>1629,5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string">
            <text:p>2021-04-22T00:00:00.000+02:00</text:p>
          </table:table-cell>
          <table:table-cell office:value-type="float" office:value="705">
            <text:p>705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2021-04-23T00:00:00.000+02:00</text:p>
          </table:table-cell>
          <table:table-cell office:value-type="float" office:value="914">
            <text:p>914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 office:value-type="string">
            <text:p>2021-04-24T00:00:00.000+02:00</text:p>
          </table:table-cell>
          <table:table-cell office:value-type="float" office:value="688.5">
            <text:p>688,5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string">
            <text:p>2021-04-26T00:00:00.000+02:00</text:p>
          </table:table-cell>
          <table:table-cell office:value-type="float" office:value="2090">
            <text:p>2090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string">
            <text:p>2021-04-27T00:00:00.000+02:00</text:p>
          </table:table-cell>
          <table:table-cell office:value-type="float" office:value="1440.5">
            <text:p>1440,5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2021-04-28T00:00:00.000+02:00</text:p>
          </table:table-cell>
          <table:table-cell office:value-type="float" office:value="3364.5">
            <text:p>3364,5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 office:value-type="string">
            <text:p>2021-04-29T00:00:00.000+02:00</text:p>
          </table:table-cell>
          <table:table-cell office:value-type="float" office:value="1619.5">
            <text:p>1619,5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 office:value-type="string">
            <text:p>2021-04-30T00:00:00.000+02:00</text:p>
          </table:table-cell>
          <table:table-cell office:value-type="float" office:value="4392.5">
            <text:p>4392,5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 office:value-type="string">
            <text:p>2021-05-03T00:00:00.000+02:00</text:p>
          </table:table-cell>
          <table:table-cell office:value-type="float" office:value="1230.5">
            <text:p>1230,5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 office:value-type="string">
            <text:p>2021-05-04T00:00:00.000+02:00</text:p>
          </table:table-cell>
          <table:table-cell office:value-type="float" office:value="347.5">
            <text:p>347,5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2021-05-05T00:00:00.000+02:00</text:p>
          </table:table-cell>
          <table:table-cell office:value-type="float" office:value="1355.5">
            <text:p>1355,5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 office:value-type="string">
            <text:p>2021-05-06T00:00:00.000+02:00</text:p>
          </table:table-cell>
          <table:table-cell office:value-type="float" office:value="3272">
            <text:p>3272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2021-05-07T00:00:00.000+02:00</text:p>
          </table:table-cell>
          <table:table-cell office:value-type="float" office:value="1421.5">
            <text:p>1421,5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 office:value-type="string">
            <text:p>2021-05-08T00:00:00.000+02:00</text:p>
          </table:table-cell>
          <table:table-cell office:value-type="float" office:value="1091">
            <text:p>1091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2021-05-10T00:00:00.000+02:00</text:p>
          </table:table-cell>
          <table:table-cell office:value-type="float" office:value="611">
            <text:p>611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2021-05-11T00:00:00.000+02:00</text:p>
          </table:table-cell>
          <table:table-cell office:value-type="float" office:value="231">
            <text:p>231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2021-05-12T00:00:00.000+02:00</text:p>
          </table:table-cell>
          <table:table-cell office:value-type="float" office:value="862.5">
            <text:p>862,5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 office:value-type="string">
            <text:p>2021-05-20T00:00:00.000+02:00</text:p>
          </table:table-cell>
          <table:table-cell office:value-type="float" office:value="550">
            <text:p>55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5-22T00:00:00.000+02:00</text:p>
          </table:table-cell>
          <table:table-cell office:value-type="float" office:value="280">
            <text:p>28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1-05-24T00:00:00.000+02:00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2021-05-27T00:00:00.000+02:00</text:p>
          </table:table-cell>
          <table:table-cell office:value-type="float" office:value="678">
            <text:p>678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2021-05-28T00:00:00.000+02:00</text:p>
          </table:table-cell>
          <table:table-cell office:value-type="float" office:value="215">
            <text:p>215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string">
            <text:p>2021-06-11T00:00:00.000+02:00</text:p>
          </table:table-cell>
          <table:table-cell office:value-type="float" office:value="156">
            <text:p>156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2021-06-14T00:00:00.000+02:00</text:p>
          </table:table-cell>
          <table:table-cell office:value-type="float" office:value="550">
            <text:p>550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2021-06-19T00:00:00.000+02:00</text:p>
          </table:table-cell>
          <table:table-cell office:value-type="float" office:value="2079">
            <text:p>2079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2021-06-22T00:00:00.000+02:00</text:p>
          </table:table-cell>
          <table:table-cell office:value-type="float" office:value="2169">
            <text:p>2169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2021-06-24T00:00:00.000+02:00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2021-07-02T00:00:00.000+02:00</text:p>
          </table:table-cell>
          <table:table-cell office:value-type="float" office:value="163">
            <text:p>163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2021-07-12T00:00:00.000+02:00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1-07-16T00:00:00.000+02:00</text:p>
          </table:table-cell>
          <table:table-cell office:value-type="float" office:value="1216">
            <text:p>1216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2021-07-27T00:00:00.000+02:00</text:p>
          </table:table-cell>
          <table:table-cell office:value-type="float" office:value="1436">
            <text:p>1436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2021-11-24T00:00:00.000+01:00</text:p>
          </table:table-cell>
          <table:table-cell office:value-type="float" office:value="1960">
            <text:p>1960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2021-11-30T00:00:00.000+01:00</text:p>
          </table:table-cell>
          <table:table-cell office:value-type="float" office:value="1770">
            <text:p>1770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2021-12-06T00:00:00.000+01:00</text:p>
          </table:table-cell>
          <table:table-cell office:value-type="float" office:value="2632">
            <text:p>2632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2021-12-07T00:00:00.000+01:00</text:p>
          </table:table-cell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2022-01-07T00:00:00.000+01:00</text:p>
          </table:table-cell>
          <table:table-cell office:value-type="float" office:value="798">
            <text:p>798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2022-01-12T00:00:00.000+01:00</text:p>
          </table:table-cell>
          <table:table-cell office:value-type="float" office:value="1494">
            <text:p>1494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2022-01-31T00:00:00.000+01:0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2022-02-24T00:00:00.000+01:00</text:p>
          </table:table-cell>
          <table:table-cell office:value-type="float" office:value="410">
            <text:p>41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3-05T00:00:00.000+01:00</text:p>
          </table:table-cell>
          <table:table-cell office:value-type="float" office:value="648">
            <text:p>648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2022-03-24T00:00:00.000+01:00</text:p>
          </table:table-cell>
          <table:table-cell office:value-type="float" office:value="2706">
            <text:p>2706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string">
            <text:p>2022-04-25T00:00:00.000+02:00</text:p>
          </table:table-cell>
          <table:table-cell office:value-type="float" office:value="288">
            <text:p>28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2-06-11T00:00:00.000+02:00</text:p>
          </table:table-cell>
          <table:table-cell office:value-type="float" office:value="213">
            <text:p>21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2022-06-18T00:00:00.000+02:00</text:p>
          </table:table-cell>
          <table:table-cell office:value-type="float" office:value="231">
            <text:p>23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2022-06-27T00:00:00.000+02:00</text:p>
          </table:table-cell>
          <table:table-cell office:value-type="float" office:value="1760">
            <text:p>1760</text:p>
          </table:table-cell>
          <table:table-cell office:value-type="float" office:value="10">
            <text:p>10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1">01/08/2022</text:date>, <text:time>15:4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ry_20_result" style:display-name="PageStyle_Query resul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2" meta:object-count="0"/>
    <meta:generator>OpenOffice/4.1.7$Win32 OpenOffice.org_project/417m1$Build-9800</meta:generator>
  </office:meta>
</office:document-meta>
</file>